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2.801cm" table:align="margins"/>
    </style:style>
    <style:style style:name="Table2.A" style:family="table-column">
      <style:table-column-properties style:column-width="2.951cm" style:rel-column-width="1673*"/>
    </style:style>
    <style:style style:name="Table2.B" style:family="table-column">
      <style:table-column-properties style:column-width="9.85cm" style:rel-column-width="5584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2.818cm" fo:margin-left="-0.018cm" fo:margin-right="0cm" table:align="margins"/>
    </style:style>
    <style:style style:name="Table1.A" style:family="table-column">
      <style:table-column-properties style:column-width="0.307cm" style:rel-column-width="174*"/>
    </style:style>
    <style:style style:name="Table1.B" style:family="table-column">
      <style:table-column-properties style:column-width="6.743cm" style:rel-column-width="3823*"/>
    </style:style>
    <style:style style:name="Table1.C" style:family="table-column">
      <style:table-column-properties style:column-width="4.461cm" style:rel-column-width="2529*"/>
    </style:style>
    <style:style style:name="Table1.D" style:family="table-column">
      <style:table-column-properties style:column-width="1.307cm" style:rel-column-width="74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0.586cm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digoEx">
      <style:text-properties fo:font-weight="bold" style:font-weight-asian="bold" style:font-weight-complex="bold"/>
    </style:style>
    <style:style style:name="P2" style:family="paragraph" style:parent-style-name="CodigoEx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.57cm" fo:margin-right="-0.007cm" fo:text-indent="0cm" style:auto-text-indent="false"/>
    </style:style>
    <style:style style:name="P7" style:family="paragraph" style:parent-style-name="Table_20_Contents">
      <style:paragraph-properties fo:margin-left="0.57cm" fo:margin-right="-0.007cm" fo:text-indent="0cm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margin-left="1.09cm" fo:margin-right="-0.007cm" fo:text-indent="-0.522cm" style:auto-text-indent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ff6309"/>
    </style:style>
    <style:style style:name="T5" style:family="text">
      <style:text-properties fo:color="#660066"/>
    </style:style>
    <style:style style:name="T6" style:family="text">
      <style:text-properties fo:font-weight="bold"/>
    </style:style>
    <style:style style:name="T7" style:family="text">
      <style:text-properties fo:font-size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size-asian="10pt"/>
    </style:style>
    <style:style style:name="T10" style:family="text">
      <style:text-properties style:font-size-complex="10pt"/>
    </style:style>
    <style:style style:name="T11" style:family="text">
      <style:text-properties fo:color="#000000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2pt"/>
    </style:style>
    <style:style style:name="T15" style:family="text">
      <style:text-properties style:font-size-asian="12pt"/>
    </style:style>
    <style:style style:name="T16" style:family="text">
      <style:text-properties style:font-weight-asian="bold"/>
    </style:style>
    <style:style style:name="T17" style:family="text">
      <style:text-properties style:font-size-complex="12pt"/>
    </style:style>
    <style:style style:name="T18" style:family="text">
      <style:text-properties style:font-weight-complex="bold"/>
    </style:style>
    <style:style style:name="T19" style:family="text">
      <style:text-properties fo:font-weight="normal" style:font-size-asian="10pt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➋ DSL de especificação de formatos</text:h>
      <text:h text:style-name="Heading_20_2" text:outline-level="2">Sintaxe (obs.: todos os elementos são opcionais)</text:h>
      <text:p text:style-name="CodigoEx">«alinhamento»«sinal»#«largura»,«.precisao»«tipo»</text:p>
      <text:h text:style-name="Heading_20_2" text:outline-level="2">Elemento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5">«alinhamento»</text:span></text:p>
          </table:table-cell>
          <table:table-cell table:style-name="Table2.B1" office:value-type="string">
            <text:p text:style-name="P4">Um dos sinais <text:span text:style-name="CarCodigoEx">&lt;</text:span>, <text:span text:style-name="CarCodigoEx">^</text:span>, <text:span text:style-name="CarCodigoEx">&gt;</text:span> ou <text:span text:style-name="CarCodigoEx">=</text:span>, indicando:</text:p>
            <text:p text:style-name="P7"><text:span text:style-name="CarCodigoEx">&lt; </text:span><text:s/>alinhamento à esquerda</text:p>
            <text:p text:style-name="P7"><text:span text:style-name="CarCodigoEx">^ </text:span><text:s/>centralizado</text:p>
            <text:p text:style-name="P7"><text:span text:style-name="CarCodigoEx">&gt; </text:span><text:s/>à direita</text:p>
            <text:p text:style-name="P7"><text:span text:style-name="CarCodigoEx">= </text:span><text:s/>à direita com preenchimento após o sinal</text:p>
            <text:p text:style-name="P4">O sinal de alinhamento pode ser precedido de um caractere qualquer (exceto <text:span text:style-name="CarCodigoEx">{</text:span> ou <text:span text:style-name="CarCodigoEx">}</text:span>) a ser usado em vez do espaço para preencher o campo se <text:span text:style-name="CarCodigoEx"><text:span text:style-name="T1">«largura»</text:span></text:span> for definida. Ver ex. 1, 2 e 3.</text:p>
          </table:table-cell>
        </table:table-row>
        <table:table-row>
          <table:table-cell table:style-name="Table2.A2" office:value-type="string">
            <text:p text:style-name="P2"><text:span text:style-name="T4">«sinal»</text:span></text:p>
          </table:table-cell>
          <table:table-cell table:style-name="Table2.B2" office:value-type="string">
            <text:p text:style-name="Table_20_Contents"><text:span text:style-name="T8">Os caracteres </text:span><text:span text:style-name="CarCodigoEx">+</text:span><text:span text:style-name="T8">, </text:span><text:span text:style-name="CarCodigoEx">-</text:span><text:span text:style-name="T8"> ou </text:span><text:span text:style-name="CarCodigoEx">␣</text:span> (<text:span text:style-name="T8">um espaço em branco). Ver ex. 2 e 3.</text:span></text:p>
            <text:p text:style-name="P6"><text:span text:style-name="CarCodigoEx"><text:span text:style-name="T8">+ </text:span></text:span><text:span text:style-name="T8"><text:s/>exibir sinal </text:span><text:span text:style-name="CarCodigoEx"><text:span text:style-name="T8">+</text:span></text:span><text:span text:style-name="T8"> ou </text:span><text:span text:style-name="CarCodigoEx">–</text:span> <text:span text:style-name="T8">à esquerda do número</text:span></text:p>
            <text:p text:style-name="P7"><text:span text:style-name="CarCodigoEx">- </text:span><text:s/>exibir apenas sinal <text:span text:style-name="CarCodigoEx">– </text:span>à esquerda de números negativos</text:p>
            <text:p text:style-name="P8"><text:span text:style-name="CarCodigoEx">␣ </text:span><text:s/>(espaço em branco) exibir sinal <text:span text:style-name="CarCodigoEx">– </text:span>à esquerda de números <text:s/>negativos ou espaço em branco à esquerda dos positivos.</text:p>
          </table:table-cell>
        </table:table-row>
        <table:table-row>
          <table:table-cell table:style-name="Table2.A2" office:value-type="string">
            <text:p text:style-name="P2">#</text:p>
          </table:table-cell>
          <table:table-cell table:style-name="Table2.B2" office:value-type="string">
            <text:p text:style-name="P4">Nas representações de inteiro tipo binário, octal ou hexadecimal, exibir respectivamente <text:span text:style-name="CarCodigoEx">0b</text:span>, <text:span text:style-name="CarCodigoEx">0o</text:span> ou <text:span text:style-name="CarCodigoEx">0x</text:span> à esquerda do número.</text:p>
          </table:table-cell>
        </table:table-row>
        <table:table-row>
          <table:table-cell table:style-name="Table2.A2" office:value-type="string">
            <text:p text:style-name="P2"><text:span text:style-name="T1">«largura»</text:span></text:p>
          </table:table-cell>
          <table:table-cell table:style-name="Table2.B2" office:value-type="string">
            <text:p text:style-name="P4">Número de caracteres da largura total mínima do campo. O conteúdo não é truncado se exceder essa largura. Se o conteúdo for menor, haverá preenchimento conforme o <text:span text:style-name="CarCodigoEx"><text:span text:style-name="T5">«alinhamento»</text:span></text:span> definido. Se a largura começar com um <text:span text:style-name="CarCodigoEx"><text:span text:style-name="T1">0</text:span></text:span> (zero), o campo será preenchido com zeros à esquerda (igual a <text:span text:style-name="CarCodigoEx"><text:span text:style-name="T5">«alinhamento»</text:span></text:span> <text:span text:style-name="CarCodigoEx"><text:span text:style-name="T5">0=</text:span></text:span>)</text:p>
          </table:table-cell>
        </table:table-row>
        <table:table-row>
          <table:table-cell table:style-name="Table2.A2" office:value-type="string">
            <text:p text:style-name="P2">,</text:p>
          </table:table-cell>
          <table:table-cell table:style-name="Table2.B2" office:value-type="string">
            <text:p text:style-name="P4">Exibir <text:span text:style-name="CarCodigoEx">,</text:span> (vírgula) como separador de milhares. Para obter outros separadores de milhares, use o <text:span text:style-name="CarCodigoEx"><text:span text:style-name="T2">«tipo»</text:span></text:span> <text:span text:style-name="CarCodigoEx"><text:span text:style-name="T2">n</text:span></text:span>.</text:p>
          </table:table-cell>
        </table:table-row>
        <table:table-row>
          <table:table-cell table:style-name="Table2.A2" office:value-type="string">
            <text:p text:style-name="P2"><text:span text:style-name="T3">«.precisao»</text:span></text:p>
          </table:table-cell>
          <table:table-cell table:style-name="Table2.B2" office:value-type="string">
            <text:p text:style-name="Text_20_body"><text:span text:style-name="T8">Um </text:span><text:span text:style-name="CarCodigoEx">.</text:span><text:span text:style-name="T8"> (ponto) seguido de um número cuja função depende do </text:span><text:span text:style-name="CarCodigoEx"><text:span text:style-name="T2">«tipo»</text:span></text:span><text:span text:style-name="T8"> especificado. </text:span></text:p>
            <text:p text:style-name="Text_20_body"><text:span text:style-name="T8">No </text:span><text:span text:style-name="CarCodigoEx"><text:span text:style-name="T2">«tipo»</text:span></text:span><text:span text:style-name="T8"> </text:span><text:span text:style-name="CarCodigoEx"><text:span text:style-name="T2">s</text:span></text:span><text:span text:style-name="T13">, precisão é o número máximo de caracteres a exibir.</text:span></text:p>
            <text:p text:style-name="Text_20_body"><text:soft-page-break/><text:span text:style-name="T13">No </text:span><text:span text:style-name="CarCodigoEx"><text:span text:style-name="T2">«tipo»</text:span></text:span><text:span text:style-name="T13"> </text:span><text:span text:style-name="CarCodigoEx"><text:span text:style-name="T2">f</text:span></text:span><text:span text:style-name="T13">, é o número de casas decimais após o ponto. </text:span></text:p>
            <text:p text:style-name="Text_20_body"><text:span text:style-name="T13">No </text:span><text:span text:style-name="CarCodigoEx"><text:span text:style-name="T2">«tipo»</text:span></text:span><text:span text:style-name="T13"> </text:span><text:span text:style-name="CarCodigoEx"><text:span text:style-name="T2">g</text:span></text:span><text:span text:style-name="T12"> ou </text:span><text:span text:style-name="CarCodigoEx"><text:span text:style-name="T2">n</text:span></text:span><text:span text:style-name="T13">, é o número total de algarismos significativos.</text:span></text:p>
          </table:table-cell>
        </table:table-row>
        <table:table-row>
          <table:table-cell table:style-name="Table2.A2" office:value-type="string">
            <text:p text:style-name="P2"><text:span text:style-name="T2">«tipo»</text:span></text:p>
          </table:table-cell>
          <table:table-cell table:style-name="Table2.B2" office:value-type="string">
            <text:p text:style-name="P4">Um dos caracteres abaixo (ver tabela de Tipos):</text:p>
            <text:p text:style-name="P4"><text:s text:c="3"/>s para apresentação de strings</text:p>
            <text:p text:style-name="P4"><text:s text:c="2"/>b, c, d, o, x, X, n para apresentação de números inteiros</text:p>
            <text:p text:style-name="P4"><text:s text:c="2"/>e, E, f, F, g, G, n, % <text:s/>para apresentação de números de ponto flutuante</text:p>
          </table:table-cell>
        </table:table-row>
      </table:table>
      <text:p text:style-name="Text_20_body"><text:span text:style-name="T5"/></text:p>
      <text:h text:style-name="Heading_20_2" text:outline-level="2">Exempl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expressão</text:p>
            </table:table-cell>
            <table:table-cell table:style-name="Table1.A1" office:value-type="string">
              <text:p text:style-name="Table_20_Heading">resultado</text:p>
            </table:table-cell>
            <table:table-cell table:style-name="Table1.D1" office:value-type="string">
              <text:p text:style-name="Table_20_Heading"/>
            </table:table-cell>
          </table:table-row>
        </table:table-header-rows>
        <table:table-row table:style-name="Table1.2">
          <table:table-cell table:style-name="Table1.A2" office:value-type="float" office:value="1">
            <text:p text:style-name="CodigoEx">1</text:p>
          </table:table-cell>
          <table:table-cell table:style-name="Table1.B2" office:value-type="string">
            <text:p text:style-name="P1">format('Diretor','<text:span text:style-name="T5">.&lt;</text:span><text:span text:style-name="T1">12</text:span>') <text:s text:c="5"/></text:p>
          </table:table-cell>
          <table:table-cell table:style-name="Table1.B2" office:value-type="string">
            <text:p text:style-name="P1">'Diretor.....'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float" office:value="2">
            <text:p text:style-name="CodigoEx">2</text:p>
          </table:table-cell>
          <table:table-cell table:style-name="Table1.B2" office:value-type="string">
            <text:p text:style-name="P1">format(math.pi, '<text:span text:style-name="T5">_&gt;</text:span><text:span text:style-name="T4">+</text:span><text:span text:style-name="T1">8</text:span><text:span text:style-name="T3">.3</text:span><text:span text:style-name="T2">f</text:span>')</text:p>
          </table:table-cell>
          <table:table-cell table:style-name="Table1.B2" office:value-type="string">
            <text:p text:style-name="P1">'__+3.142'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float" office:value="3">
            <text:p text:style-name="CodigoEx">3</text:p>
          </table:table-cell>
          <table:table-cell table:style-name="Table1.B2" office:value-type="string">
            <text:p text:style-name="P1">format(123, '<text:span text:style-name="T5">0= </text:span><text:span text:style-name="T1">6</text:span><text:span text:style-name="T2">x</text:span>')</text:p>
          </table:table-cell>
          <table:table-cell table:style-name="Table1.B2" office:value-type="string">
            <text:p text:style-name="P1">' 0007b'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1">format(123, '#<text:span text:style-name="T1">06</text:span><text:span text:style-name="T2">x</text:span>')</text:p>
          </table:table-cell>
          <table:table-cell table:style-name="Table1.B2" office:value-type="string">
            <text:p text:style-name="P1">'0x007b'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1">format(12345678.9876,'<text:span text:style-name="T1">18</text:span><text:span text:style-name="T3">.10</text:span><text:span text:style-name="T2">n</text:span>')</text:p>
          </table:table-cell>
          <table:table-cell table:style-name="Table1.B2" office:value-type="string">
            <text:p text:style-name="P1">' <text:s text:c="2"/>12.345.678,9876'</text:p>
          </table:table-cell>
          <table:table-cell table:style-name="Table1.D2" office:value-type="string">
            <text:p text:style-name="P1"/>
          </table:table-cell>
        </table:table-row>
      </table:table>
      <text:h text:style-name="Heading_20_2" text:outline-level="2"><text:span text:style-name="T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goEx" style:family="paragraph" style:parent-style-name="Text_20_body" style:class="extra">
      <style:text-properties style:font-name="Courier New"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DejaVu Sans1" style:font-size-asian="10pt" style:font-name-complex="Bitstream Vera Sans Mono" style:font-size-complex="10pt"/>
    </style:style>
    <style:style style:name="CarCodigoEx" style:family="text">
      <style:text-properties style:font-name="Courier New"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9-18T18:57:01</meta:creation-date>
    <dc:date>2011-09-19T01:13:47</dc:date>
    <dc:creator>Luciano Ramalho</dc:creator>
    <meta:editing-duration>PT00H10M58S</meta:editing-duration>
    <meta:editing-cycles>1</meta:editing-cycles>
    <meta:generator>OpenOffice.org/3.2$Unix OpenOffice.org_project/320m12$Build-9483</meta:generator>
    <meta:document-statistic meta:table-count="2" meta:image-count="0" meta:object-count="0" meta:page-count="2" meta:paragraph-count="48" meta:word-count="335" meta:character-count="1985"/>
  </office:meta>
</office:document-meta>
</file>